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p text:style-name="Heading">Heading</text:p>
      <text:h text:style-name="Heading_20_2" text:outline-level="2">Heading2</text:h>
      <text:h text:style-name="Heading_20_3" text:outline-level="3">Heading 3</text:h>
      <text:h text:style-name="Heading_20_5" text:outline-level="5">Heading 5</text:h>
      <text:h text:style-name="Heading_20_4" text:outline-level="4">Heading 4</text:h>
      <text:h text:style-name="Heading_20_6" text:outline-level="6">Heaidng 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6T12:22:02.24</meta:creation-date>
    <dc:date>2010-02-16T13:09:16.79</dc:date>
    <meta:editing-duration>PT00H01M00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7" meta:word-count="18" meta:character-count="108"/>
  </office:meta>
</office:document-meta>
</file>